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9.76pt"/>
    </style:style>
    <style:style style:name="co4" style:family="table-column">
      <style:table-column-properties fo:break-before="auto" style:column-width="155.5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EVB_Rev_J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(board_mounted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.8R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36,</text:span>R4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28,R31,R32,R33,</text:span>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0R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2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14,R16,R26,R27,</text:span>R3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3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8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1,R5,R41,R42,R50,</text:span>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.2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3,R4,R7,R11,R18</text:span>,R2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2.2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1,RM2,RM3</text:p>
          </table:table-cell>
          <table:table-cell table:number-columns-repeated="102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2,R6,R22,R23,R24,R29,</text:span></text:p>
            <text:p><text:span text:style-name="T1">R30,R34,R35,R38,R40,</text:span></text:p>
            <text:p><text:span text:style-name="T1">R45,R49,R51</text:span>,R5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2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9,R5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7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<text:span text:style-name="T1">L1,L3,</text:span>L4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pF/50V/5%/C0G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21,</text:span>C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50V/5%/NPO(COG)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8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100nF/50V/20%/Y5V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11,C13,C14,C15,C17,</text:span></text:p>
            <text:p><text:span text:style-name="T1">C24,C25,</text:span>C27,C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uF/10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1,C3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5,C6,C7,C8,C9,C12,</text:span>C23,C2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2,C4,C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CHARG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<text:span text:style-name="T1">LED1,</text:span>LE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IR333-A/5mm</text:p>
          </table:table-cell>
          <table:table-cell table:style-name="ce7" office:value-type="string" calcext:value-type="string">
            <text:p>LED-5mm-PTH</text:p>
          </table:table-cell>
          <table:table-cell table:style-name="ce7"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A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<text:span text:style-name="T1">U9,</text:span>U10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N5819S4(SOD-123)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<text:span text:style-name="T1">D1,D3,</text:span>D5,D7,D8,D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5822/SS34/SMA</text:p>
          </table:table-cell>
          <table:table-cell table:style-name="ce7" office:value-type="string" calcext:value-type="string">
            <text:p>SMA</text:p>
          </table:table-cell>
          <table:table-cell table:style-name="ce7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DS314DBVR(SOT-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BJ6.0A(DO-214AA)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C817-40(SOT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Q1,Q2,</text:span>Q4,Q5,Q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SS138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340T(SSOP20W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ESP-WROOM-32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N8710A-EZC(QFN32)</text:p>
          </table:table-cell>
          <table:table-cell table:style-name="ce7" office:value-type="string" calcext:value-type="string">
            <text:p>QFN32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VS1838B</text:p>
          </table:table-cell>
          <table:table-cell table:style-name="ce7" office:value-type="string" calcext:value-type="string">
            <text:p>RPM7236-H8</text:p>
          </table:table-cell>
          <table:table-cell table:style-name="ce7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IT1050T(SOIC-8_150mil)</text:p>
          </table:table-cell>
          <table:table-cell table:style-name="ce7" office:value-type="string" calcext:value-type="string">
            <text:p>SOIC-8</text:p>
          </table:table-cell>
          <table:table-cell table:style-name="ce7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VDA2710NTA(SOT-23)</text:p>
          </table:table-cell>
          <table:table-cell table:style-name="ce7" office:value-type="string" calcext:value-type="string">
            <text:p>SOT-23</text:p>
          </table:table-cell>
          <table:table-cell table:style-name="ce7" office:value-type="string" calcext:value-type="string">
            <text:p>U1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12MHz/20pF/30ppm/</text:p>
            <text:p>2P/HC-49SM(SMD)</text:p>
          </table:table-cell>
          <table:table-cell table:style-name="ce7" office:value-type="string" calcext:value-type="string">
            <text:p>Q_49U3HMS</text:p>
          </table:table-cell>
          <table:table-cell table:style-name="ce7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50MHz/25ppm/3V/4P/5x3.2mm</text:p>
          </table:table-cell>
          <table:table-cell table:style-name="ce7" office:value-type="string" calcext:value-type="string">
            <text:p>5032-4P_HCX-3S</text:p>
          </table:table-cell>
          <table:table-cell table:style-name="ce7"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AS-0515</text:p>
          </table:table-cell>
          <table:table-cell table:style-name="ce7" office:value-type="string" calcext:value-type="string">
            <text:p>Relay_RAS-05-15</text:p>
          </table:table-cell>
          <table:table-cell table:style-name="ce7" office:value-type="string" calcext:value-type="string">
            <text:p><text:span text:style-name="T1">REL1,</text:span>RE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T1107A(6x3,8x2,5MM)</text:p>
          </table:table-cell>
          <table:table-cell table:style-name="ce7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H10S</text:p>
          </table:table-cell>
          <table:table-cell table:style-name="ce7" office:value-type="string" calcext:value-type="string">
            <text:p>ML10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SB-SWMM-5B-LF(USB_MICRO)</text:p>
          </table:table-cell>
          <table:table-cell table:style-name="ce7" office:value-type="string" calcext:value-type="string">
            <text:p>MISB-SWMM-5B_LF</text:p>
          </table:table-cell>
          <table:table-cell table:style-name="ce7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YDJ-1134)</text:p>
          </table:table-cell>
          <table:table-cell table:style-name="ce7" office:value-type="string" calcext:value-type="string">
            <text:p>PWRJ-2mm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LD-060TC1(LPJ4013EDNL)</text:p>
          </table:table-cell>
          <table:table-cell table:style-name="ce7" office:value-type="string" calcext:value-type="string">
            <text:p>RJLBC-060TC1</text:p>
          </table:table-cell>
          <table:table-cell table:style-name="ce7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B3-3.5mm</text:p>
          </table:table-cell>
          <table:table-cell table:style-name="ce7"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B3-DG306-5.0-3P</text:p>
          </table:table-cell>
          <table:table-cell table:style-name="ce7" office:value-type="string" calcext:value-type="string">
            <text:p>DG306-5.0_3P</text:p>
          </table:table-cell>
          <table:table-cell table:style-name="ce7" office:value-type="string" calcext:value-type="string">
            <text:p><text:span text:style-name="T1">CON1,</text:span>CON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FC-WXCP11-08-LF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CAN_T1,PHY_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osed(1-2)/Opened(2-3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5.0V/3.3V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Opened(2-3)/Soldered(1-2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BAT/BUT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NA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2,R17,R44,R46,R48,R5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k/R0603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B0805/600R/2A)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nF/2000V/10%/X7R/C1206)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470nF/16V/10%/X7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47uF/6.3V/20%/X5R/C0805)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<text:span text:style-name="T1">C1,</text:span>C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NCP303LSN27T1G(SOT-23-5)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HN2x20)</text:p>
          </table:table-cell>
          <table:table-cell table:style-name="ce7" office:value-type="string" calcext:value-type="string">
            <text:p>HN2x20</text:p>
          </table:table-cell>
          <table:table-cell table:style-name="ce7"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TB2 DG306-5.0-2P)</text:p>
          </table:table-cell>
          <table:table-cell table:style-name="ce7" office:value-type="string" calcext:value-type="string">
            <text:p>DG306-5.0_2P</text:p>
          </table:table-cell>
          <table:table-cell table:style-name="ce7"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0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5:03:23.88309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01T15:04:17.930970145</dc:date>
    <meta:editing-duration>PT2H26M33S</meta:editing-duration>
    <meta:editing-cycles>76</meta:editing-cycles>
    <meta:document-statistic meta:table-count="1" meta:cell-count="296" meta:object-count="0"/>
  </office:meta>
</office:document-meta>
</file>